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36f2" officeooo:paragraph-rsid="001736f2"/>
    </style:style>
    <style:style style:name="P2" style:family="paragraph" style:parent-style-name="Standard">
      <style:text-properties fo:font-weight="bold" officeooo:rsid="001736f2" officeooo:paragraph-rsid="001736f2" style:font-weight-asian="bold" style:font-weight-complex="bold"/>
    </style:style>
    <style:style style:name="P3" style:family="paragraph" style:parent-style-name="Standard">
      <style:text-properties fo:font-weight="bold" officeooo:rsid="0018926a" officeooo:paragraph-rsid="001736f2" style:font-weight-asian="bold" style:font-weight-complex="bold"/>
    </style:style>
    <style:style style:name="P4" style:family="paragraph" style:parent-style-name="Standard">
      <style:text-properties fo:font-weight="bold" officeooo:rsid="0018926a" officeooo:paragraph-rsid="0018926a" style:font-weight-asian="bold" style:font-weight-complex="bold"/>
    </style:style>
    <style:style style:name="P5" style:family="paragraph" style:parent-style-name="Standard">
      <style:text-properties fo:font-weight="bold" officeooo:rsid="0018926a" officeooo:paragraph-rsid="001ae092" style:font-weight-asian="bold" style:font-weight-complex="bold"/>
    </style:style>
    <style:style style:name="P6" style:family="paragraph" style:parent-style-name="Standard">
      <style:text-properties fo:font-weight="bold" officeooo:rsid="001ae092" officeooo:paragraph-rsid="001ae092" style:font-weight-asian="bold" style:font-weight-complex="bold"/>
    </style:style>
    <style:style style:name="P7" style:family="paragraph" style:parent-style-name="Standard">
      <style:text-properties fo:font-weight="bold" officeooo:rsid="001c71b2" officeooo:paragraph-rsid="001c71b2" style:font-weight-asian="bold" style:font-weight-complex="bold"/>
    </style:style>
    <style:style style:name="P8" style:family="paragraph" style:parent-style-name="Standard">
      <style:text-properties fo:font-weight="bold" officeooo:rsid="001e1440" officeooo:paragraph-rsid="001e1440"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736f2" officeooo:paragraph-rsid="001736f2" style:font-weight-asian="bold" style:font-weight-complex="bold"/>
    </style:style>
    <style:style style:name="P10" style:family="paragraph" style:parent-style-name="Standard">
      <style:text-properties fo:font-weight="normal" officeooo:rsid="001736f2" officeooo:paragraph-rsid="001736f2" style:font-weight-asian="normal" style:font-weight-complex="normal"/>
    </style:style>
    <style:style style:name="P11" style:family="paragraph" style:parent-style-name="Standard">
      <style:text-properties fo:font-weight="normal" officeooo:rsid="001736f2" officeooo:paragraph-rsid="001ae092" style:font-weight-asian="normal" style:font-weight-complex="normal"/>
    </style:style>
    <style:style style:name="P12" style:family="paragraph" style:parent-style-name="Standard">
      <style:text-properties fo:font-weight="normal" officeooo:rsid="0018926a" officeooo:paragraph-rsid="0018926a" style:font-weight-asian="normal" style:font-weight-complex="normal"/>
    </style:style>
    <style:style style:name="P13" style:family="paragraph" style:parent-style-name="Standard">
      <style:text-properties fo:font-weight="normal" officeooo:rsid="001ae092" officeooo:paragraph-rsid="001ae092" style:font-weight-asian="normal" style:font-weight-complex="normal"/>
    </style:style>
    <style:style style:name="P14" style:family="paragraph" style:parent-style-name="Standard">
      <style:text-properties fo:font-weight="normal" officeooo:rsid="001c71b2" officeooo:paragraph-rsid="001c71b2" style:font-weight-asian="normal" style:font-weight-complex="normal"/>
    </style:style>
    <style:style style:name="P15" style:family="paragraph" style:parent-style-name="Standard">
      <style:text-properties officeooo:rsid="0018926a" officeooo:paragraph-rsid="0018926a"/>
    </style:style>
    <style:style style:name="T1" style:family="text">
      <style:text-properties officeooo:rsid="0018926a"/>
    </style:style>
    <style:style style:name="T2" style:family="text">
      <style:text-properties fo:font-weight="normal" style:font-weight-asian="normal" style:font-weight-complex="normal"/>
    </style:style>
    <style:style style:name="T3" style:family="text">
      <style:text-properties fo:font-weight="normal" officeooo:rsid="001e1440" style:font-weight-asian="normal" style:font-weight-complex="normal"/>
    </style:style>
    <style:style style:name="T4" style:family="text">
      <style:text-properties officeooo:rsid="001c71b2"/>
    </style:style>
    <style:style style:name="T5" style:family="text">
      <style:text-properties officeooo:rsid="001e1440"/>
    </style:style>
    <style:style style:name="T6" style:family="text">
      <style:text-properties officeooo:rsid="002043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ustomList&lt;T&gt; Overload Operator Method</text:p>
      <text:p text:style-name="P1"/>
      <text:p text:style-name="P1">Removes indices from one list that are of the same value as any indices in a second list and returns a new list of the remaining values from the first list. <text:span text:style-name="T5">This method is static due to the fact that it is a method of the class, not the independent object.</text:span></text:p>
      <text:p text:style-name="P1"/>
      <text:p text:style-name="P15">C# </text:p>
      <text:p text:style-name="P15">CustomList;</text:p>
      <text:p text:style-name="P1"/>
      <text:p text:style-name="P2">Type Parameters</text:p>
      <text:p text:style-name="P10">T</text:p>
      <text:p text:style-name="P10">The type of elements in the list.</text:p>
      <text:p text:style-name="P10"/>
      <text:p text:style-name="P10">Inher<text:span text:style-name="T1">i</text:span>tance <text:span text:style-name="T1">Object → CustomList&lt;T&gt;</text:span></text:p>
      <text:p text:style-name="P10"/>
      <text:p text:style-name="P6">Syntax</text:p>
      <text:p text:style-name="P14">When calling this method, set a variable equal to the minus operator.</text:p>
      <text:p text:style-name="P14">Example: newList = listOne - listTwo</text:p>
      <text:p text:style-name="P13"/>
      <text:p text:style-name="P6">Parameters</text:p>
      <text:p text:style-name="P13">This method takes in two parameters <text:span text:style-name="T4">of type</text:span> CustomList<text:span text:style-name="T6">&lt;T&gt;</text:span>. </text:p>
      <text:p text:style-name="P3"><text:span text:style-name="T2"/></text:p>
      <text:p text:style-name="P4">Properties - <text:span text:style-name="T2">allows the it to be read-only and unable to be changed outside of the CustomList class</text:span></text:p>
      <text:p text:style-name="P4"><text:span text:style-name="T2">Count – gets how many values/indices there are in a certain CustomList.</text:span></text:p>
      <text:p text:style-name="P12">Capacity - <text:s/>gets the total number of index spaces the underlying array has and can be expanded upon while maintaining the integrity of the original array.</text:p>
      <text:p text:style-name="P11"/>
      <text:p text:style-name="P5">Constructors</text:p>
      <text:p text:style-name="P5"><text:span text:style-name="T2">Count – sets the initial count of the underlying array.</text:span></text:p>
      <text:p text:style-name="P5"><text:span text:style-name="T2">Capacity – sets the initial capacity of underlying array.</text:span></text:p>
      <text:p text:style-name="P5"><text:span text:style-name="T2">originalArray = new T[capacity] – instantiates underlying array while assigning it with the capacity.</text:span></text:p>
      <text:p text:style-name="P5"><text:span text:style-name="T2"/></text:p>
      <text:p text:style-name="P6">Return Type</text:p>
      <text:p text:style-name="P13">This method returns a new list of type CustomList<text:span text:style-name="T6">&lt;T&gt;</text:span>.</text:p>
      <text:p text:style-name="P13"/>
      <text:p text:style-name="P7">Functionality</text:p>
      <text:p text:style-name="P7"><text:span text:style-name="T2">This method takes in two parameters, ex: listOne and listTwo. </text:span><text:span text:style-name="T3">For every index within listOne it checks to see if there is an index of the same value in listTwo. If the values match, the index is not loaded into the new array, ex: newList. However, if the values do match, that value will be added to the end of newList.</text:span></text:p>
      <text:p text:style-name="P8"><text:span text:style-name="T2">Example:</text:span></text:p>
      <text:p text:style-name="P8"><text:span text:style-name="T2">CustomList&lt;int&gt; listOne = <text:s/>new CustomList&lt;int&gt;() {1, 7, 4, 2};</text:span></text:p>
      <text:p text:style-name="P8"><text:span text:style-name="T2">CustomList&lt;int&gt; listTwo = new CustomList&lt;int&gt;() {3, 2, 5, 1};</text:span></text:p>
      <text:p text:style-name="P8"><text:span text:style-name="T2">newList = CustomList&lt;int&gt;() {7, 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07:58:33.324000000</meta:creation-date>
    <dc:date>2019-04-15T08:53:56.604000000</dc:date>
    <meta:editing-duration>PT10M30S</meta:editing-duration>
    <meta:editing-cycles>5</meta:editing-cycles>
    <meta:generator>LibreOffice/6.2.0.3$Windows_X86_64 LibreOffice_project/98c6a8a1c6c7b144ce3cc729e34964b47ce25d62</meta:generator>
    <meta:document-statistic meta:table-count="0" meta:image-count="0" meta:object-count="0" meta:page-count="1" meta:paragraph-count="28" meta:word-count="283" meta:character-count="1681" meta:non-whitespace-character-count="1418"/>
  </office:meta>
</office:document-meta>
</file>